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24-02-20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23-01-30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22-01-25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21-06-22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21-04-06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20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19-02-0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18-02-02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17-01-30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16-01-26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15-01-20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14-01-27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13-01-28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12-01-24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11-02-1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10-01-27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09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08-01-28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0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06-01-17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0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0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0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0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2000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9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98-02-26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9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9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9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9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9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9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9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8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8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73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71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6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6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6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6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68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6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67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67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67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40106000001</text:p>
          </table:table-cell>
          <table:table-cell office:value-type="string" calcext:value-type="string">
            <text:p>1967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